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fo:font-size="9pt" fo:font-weight="bold" style:font-size-asian="9pt" style:font-weight-asian="bold" style:font-size-complex="9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margin-top="0in" fo:margin-bottom="0in">
        <style:tab-stops>
          <style:tab-stop style:position="7in" style:type="right"/>
        </style:tab-stops>
      </style:paragraph-properties>
    </style:style>
    <style:style style:name="P5" style:family="paragraph" style:parent-style-name="Standard">
      <style:paragraph-properties fo:margin-top="0in" fo:margin-bottom="0in">
        <style:tab-stops>
          <style:tab-stop style:position="7in" style:type="right"/>
        </style:tab-stops>
      </style:paragraph-properties>
      <style:text-properties style:font-name="Times New Roman" fo:font-size="9pt" fo:font-style="italic" style:font-size-asian="9pt" style:font-style-asian="italic" style:font-name-complex="Times New Roman1"/>
    </style:style>
    <style:style style:name="P6" style:family="paragraph" style:parent-style-name="Standard">
      <style:paragraph-properties fo:margin-top="0in" fo:margin-bottom="0in">
        <style:tab-stops>
          <style:tab-stop style:position="7in" style:type="right"/>
        </style:tab-stops>
      </style:paragraph-properties>
      <style:text-properties style:font-name="Times New Roman" fo:font-size="9pt" fo:font-style="italic" fo:font-weight="bold" style:font-size-asian="9pt" style:font-style-asian="italic" style:font-weight-asian="bold" style:font-name-complex="Times New Roman1" style:font-size-complex="9pt" style:font-weight-complex="bold"/>
    </style:style>
    <style:style style:name="P7" style:family="paragraph" style:parent-style-name="Standard">
      <style:paragraph-properties fo:margin-top="0in" fo:margin-bottom="0in">
        <style:tab-stops>
          <style:tab-stop style:position="7in" style:type="right"/>
        </style:tab-stops>
      </style:paragraph-properties>
      <style:text-properties style:font-name="Times New Roman" fo:font-size="10pt" fo:font-weight="bold" style:font-size-asian="10pt" style:font-weight-asian="bold" style:font-name-complex="Times New Roman1"/>
    </style:style>
    <style:style style:name="P8" style:family="paragraph" style:parent-style-name="Standard">
      <style:paragraph-properties fo:margin-top="0in" fo:margin-bottom="0in" fo:padding-left="0in" fo:padding-right="0in" fo:padding-top="0in" fo:padding-bottom="0.0138in" fo:border-left="none" fo:border-right="none" fo:border-top="none" fo:border-bottom="0.0102in solid #00000a">
        <style:tab-stops>
          <style:tab-stop style:position="6.5in" style:type="right"/>
        </style:tab-stops>
      </style:paragraph-properties>
      <style:text-properties style:font-name="Times New Roman" fo:font-weight="bold" style:font-weight-asian="bold" style:font-name-complex="Times New Roman1"/>
    </style:style>
    <style:style style:name="P9" style:family="paragraph" style:parent-style-name="Standard">
      <style:paragraph-properties fo:margin-top="0in" fo:margin-bottom="0in" fo:padding-left="0in" fo:padding-right="0in" fo:padding-top="0in" fo:padding-bottom="0.0138in" fo:border-left="none" fo:border-right="none" fo:border-top="none" fo:border-bottom="0.0102in solid #00000a">
        <style:tab-stops>
          <style:tab-stop style:position="6.5in" style:type="right"/>
        </style:tab-stops>
      </style:paragraph-properties>
      <style:text-properties style:font-name="Times New Roman" fo:font-size="9pt" fo:font-style="italic" style:font-size-asian="9pt" style:font-style-asian="italic" style:font-name-complex="Times New Roman1"/>
    </style:style>
    <style:style style:name="P10" style:family="paragraph" style:parent-style-name="Standard">
      <style:paragraph-properties fo:margin-top="0in" fo:margin-bottom="0in" fo:line-height="100%" fo:padding-left="0in" fo:padding-right="0in" fo:padding-top="0in" fo:padding-bottom="0.0138in" fo:border-left="none" fo:border-right="none" fo:border-top="none" fo:border-bottom="0.0102in solid #00000a"/>
      <style:text-properties fo:color="#00000a" style:font-name="Times New Roman" style:text-underline-style="none" fo:font-weight="bold" style:font-weight-asian="bold" style:font-name-complex="Times New Roman1"/>
    </style:style>
    <style:style style:name="P11" style:family="paragraph" style:parent-style-name="List_20_Paragraph">
      <style:paragraph-properties fo:margin-left="0in" fo:margin-right="0in" fo:margin-top="0in" fo:margin-bottom="0in" fo:text-indent="0in" style:auto-text-indent="false">
        <style:tab-stops>
          <style:tab-stop style:position="6.5in" style:type="right"/>
        </style:tab-stops>
      </style:paragraph-properties>
    </style:style>
    <style:style style:name="P12" style:family="paragraph" style:parent-style-name="List_20_Paragraph" style:list-style-name="WWNum2">
      <style:paragraph-properties fo:margin-top="0in" fo:margin-bottom="0in">
        <style:tab-stops>
          <style:tab-stop style:position="6.5in" style:type="right"/>
        </style:tab-stops>
      </style:paragraph-properties>
      <style:text-properties style:font-name="Times New Roman" fo:font-size="9pt" style:font-size-asian="9pt" style:font-name-complex="Times New Roman1"/>
    </style:style>
    <style:style style:name="P13" style:family="paragraph" style:parent-style-name="Standard" style:master-page-name="Standard">
      <style:paragraph-properties fo:margin-top="0in" fo:margin-bottom="0in" fo:line-height="100%" fo:text-align="center" style:justify-single-word="false" style:page-number="auto">
        <style:tab-stops>
          <style:tab-stop style:position="6.5in" style:type="right"/>
        </style:tab-stops>
      </style:paragraph-properties>
      <style:text-properties style:font-name="Times New Roman" fo:font-size="16pt" fo:font-weight="bold" style:font-size-asian="16pt" style:font-weight-asian="bold" style:font-name-complex="Times New Roman1"/>
    </style:style>
    <style:style style:name="P14" style:family="paragraph" style:parent-style-name="Standard" style:list-style-name="L1">
      <style:paragraph-properties fo:margin-top="0in" fo:margin-bottom="0in">
        <style:tab-stops>
          <style:tab-stop style:position="7in" style:type="right"/>
        </style:tab-stops>
      </style:paragraph-properties>
      <style:text-properties style:font-name="Times New Roman" fo:font-size="9pt" fo:font-style="normal" fo:font-weight="normal" style:font-size-asian="9pt" style:font-style-asian="normal" style:font-weight-asian="normal" style:font-name-complex="Times New Roman1" style:font-size-complex="9pt" style:font-style-complex="normal" style:font-weight-complex="normal"/>
    </style:style>
    <style:style style:name="P15" style:family="paragraph" style:parent-style-name="Text_20_body" style:list-style-name="WWNum2">
      <style:paragraph-properties fo:margin-top="0in" fo:margin-bottom="0in" fo:line-height="100%">
        <style:tab-stops>
          <style:tab-stop style:position="7in" style:type="right"/>
        </style:tab-stops>
      </style:paragraph-properties>
      <style:text-properties style:font-name="Times New Roman" fo:font-size="9pt" fo:font-weight="normal" style:font-name-asian="Times New Roman1" style:font-size-asian="9pt" style:language-asian="zh" style:country-asian="CN" style:font-weight-asian="normal" style:font-size-complex="9pt" style:font-weight-complex="normal"/>
    </style:style>
    <style:style style:name="P16" style:family="paragraph" style:parent-style-name="Text_20_body" style:list-style-name="WWNum2">
      <style:paragraph-properties fo:margin-top="0in" fo:margin-bottom="0in" fo:line-height="100%">
        <style:tab-stops>
          <style:tab-stop style:position="6.5in" style:type="right"/>
        </style:tab-stops>
      </style:paragraph-properties>
      <style:text-properties style:font-name="Times New Roman" fo:font-size="9pt" fo:font-weight="normal" style:font-name-asian="Times New Roman1" style:font-size-asian="9pt" style:language-asian="zh" style:country-asian="CN" style:font-weight-asian="normal" style:font-name-complex="Times New Roman1" style:font-size-complex="9pt" style:font-weight-complex="normal"/>
    </style:style>
    <style:style style:name="P17" style:family="paragraph" style:parent-style-name="Text_20_body" style:list-style-name="WWNum2">
      <style:paragraph-properties fo:margin-top="0in" fo:margin-bottom="0in">
        <style:tab-stops>
          <style:tab-stop style:position="6.5in" style:type="right"/>
        </style:tab-stops>
      </style:paragraph-properties>
      <style:text-properties style:font-name="Times New Roman" fo:font-size="9pt" style:font-size-asian="9pt" style:font-name-complex="Times New Roman1"/>
    </style:style>
    <style:style style:name="T1" style:family="text">
      <style:text-properties style:font-name="Times New Roman" fo:font-size="10pt" style:font-size-asian="10pt" style:font-name-complex="Times New Roman1"/>
    </style:style>
    <style:style style:name="T2" style:family="text">
      <style:text-properties style:font-name="Times New Roman" fo:font-size="10pt" fo:font-weight="bold" style:font-size-asian="10pt" style:font-weight-asian="bold" style:font-name-complex="Times New Roman1"/>
    </style:style>
    <style:style style:name="T3" style:family="text">
      <style:text-properties style:font-name="Times New Roman" fo:font-size="9pt" fo:font-style="italic" style:font-size-asian="9pt" style:font-style-asian="italic" style:font-name-complex="Times New Roman1"/>
    </style:style>
    <style:style style:name="T4" style:family="text">
      <style:text-properties fo:font-size="9pt" style:font-size-asian="9pt" style:font-size-complex="9pt"/>
    </style:style>
    <style:style style:name="T5" style:family="text">
      <style:text-properties fo:font-size="9pt" fo:font-weight="bold" style:font-size-asian="9pt" style:font-weight-asian="bold" style:font-size-complex="9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Jonathan Wyatt Pilling</text:p>
      <text:p text:style-name="P3"><text:a xlink:type="simple" xlink:href="mailto:JonathanPilling77@gmail.com" text:style-name="Internet_20_link" text:visited-style-name="Visited_20_Internet_20_Link"><text:span text:style-name="T1">JonathanPilling77@gmail.com</text:span></text:a></text:p>
      <text:p text:style-name="P8">PROFESSIONAL EXPERIENCE</text:p>
      <text:p text:style-name="P4"><text:span text:style-name="T2">Plaid</text:span><text:span text:style-name="T1"> <text:tab/>Salt Lake City, UT</text:span></text:p>
      <text:p text:style-name="P5">Software Engineer – NodeJS / Typescript<text:tab/>May 2021 – Present</text:p>
      <text:list xml:id="list5219370617156090501" text:style-name="WWNum2">
        <text:list-item>
          <text:p text:style-name="P15">Developed back-end integration applications in NodeJS/Typescript.</text:p>
        </text:list-item>
        <text:list-item>
          <text:p text:style-name="P15">Increased conversion by 5% for a high-priority financial institution by revisiting system level assumptions.</text:p>
        </text:list-item>
        <text:list-item>
          <text:p text:style-name="P15">Implemented a remote browser service running outside of normal integration services. Wrote all integrations between the old and new services, cutting costs by ~8k a month.</text:p>
        </text:list-item>
        <text:list-item>
          <text:p text:style-name="P15">Developed a product to automate transferring investments between financial institutions.</text:p>
        </text:list-item>
        <text:list-item>
          <text:p text:style-name="P15">Proposed and implemented an alerting solution written in Typescript and PromQL which helped reduce error rates from 6% to &lt;0.5% for 90% of users.</text:p>
        </text:list-item>
        <text:list-item>
          <text:p text:style-name="P15">Implemented improved redaction strategy for request hashing in Typescript, resulting in increased visibility on failing endpoints. </text:p>
        </text:list-item>
        <text:list-item>
          <text:p text:style-name="P15">Implemented Kibana logging solution to remove &gt;4000 lines of unused production code.</text:p>
        </text:list-item>
        <text:list-item>
          <text:p text:style-name="P15">Leveraged existing US product offerings to seamlessly introduce new products in Canada, minimizing the need for extensive code changes.</text:p>
        </text:list-item>
        <text:list-item>
          <text:p text:style-name="P15">Enabled the Pyroscope package to run alongside CI to generate flame graphs for test suite, this resulted in identifying groups of obsolete tests with long run times, removing these discovered tests sped up CI by ~30%.</text:p>
        </text:list-item>
        <text:list-item>
          <text:p text:style-name="P16">Developed and executed a comprehensive browser automation ownership plan, outlining a one-year road-map for efficient browser automation processes.</text:p>
        </text:list-item>
        <text:list-item>
          <text:p text:style-name="P16">Integrated with a new production build using GraphQL to support new users.</text:p>
        </text:list-item>
      </text:list>
      <text:p text:style-name="P7"/>
      <text:p text:style-name="P4"><text:span text:style-name="T2">Progrexion</text:span><text:span text:style-name="T1"> <text:tab/>Salt Lake City, UT</text:span></text:p>
      <text:p text:style-name="P5">Software Engineer – Python<text:tab/>March 2020 – April 2021</text:p>
      <text:list xml:id="list42363670" text:continue-numbering="true" text:style-name="WWNum2">
        <text:list-item>
          <text:p text:style-name="P17">Developed back-end machine learning applications in Python using Flask and Docker. </text:p>
        </text:list-item>
        <text:list-item>
          <text:p text:style-name="P15">Deployed containerized applications to the cloud using Heroku and developed CI pipeline to automate testing. </text:p>
        </text:list-item>
        <text:list-item>
          <text:p text:style-name="P15">Deployed an internal call routing model that increased conversion rate by 8%. </text:p>
        </text:list-item>
        <text:list-item>
          <text:p text:style-name="P15">Integrated with third-party api service to get zip code information for customers using phone number, resulting in obtaining zip codes for &gt;95% of customers. </text:p>
        </text:list-item>
        <text:list-item>
          <text:p text:style-name="P15">Developed a Flask API to extract data, resulting in a clean, reliable interface for HTTP requests to retrieve data from various databases.</text:p>
        </text:list-item>
        <text:list-item>
          <text:p text:style-name="P15">Developed Docker Compose files to containerize local development and achieved parity with production environment. </text:p>
        </text:list-item>
      </text:list>
      <text:p text:style-name="P7"/>
      <text:p text:style-name="P4"><text:span text:style-name="T2">Chart Logic</text:span><text:span text:style-name="T1"> <text:tab/>Salt Lake City, UT</text:span></text:p>
      <text:p text:style-name="P5">Software Engineer in Test (Intern) - C#<text:tab/>June 2019 – February 2020</text:p>
      <text:list xml:id="list42366966" text:continue-numbering="true" text:style-name="WWNum2">
        <text:list-item>
          <text:p text:style-name="P12">Responsible for testing software (Functional, Regression, Back-End) and automating tests in Visual Studio using Selenium with C#. </text:p>
        </text:list-item>
        <text:list-item>
          <text:p text:style-name="P12">Fully automated testing of website permissions functionality, completely removing manual test needs for this feature.</text:p>
        </text:list-item>
      </text:list>
      <text:p text:style-name="P11"/>
      <text:p text:style-name="P4"><text:span text:style-name="T2">Coda Octopus Group</text:span><text:span text:style-name="T1"> <text:tab/>Salt Lake City, UT</text:span></text:p>
      <text:p text:style-name="P5">Electrical Testing Engineer (Intern)<text:tab/>October 2018 – April 2019</text:p>
      <text:list xml:id="list42387131" text:continue-numbering="true" text:style-name="WWNum2">
        <text:list-item>
          <text:p text:style-name="P17">Demonstrated strong analytical and critical thinking skills while testing software and hardware. </text:p>
        </text:list-item>
        <text:list-item>
          <text:p text:style-name="P15">For a particular PCBA, modified PuTTY solution to cut testing time by 30 seconds per assembly. <text:s/></text:p>
        </text:list-item>
      </text:list>
      <text:p text:style-name="P9"><text:tab/></text:p>
      <text:p text:style-name="P10">EDUCATION</text:p>
      <text:p text:style-name="P4"><text:span text:style-name="T2">University of Utah</text:span><text:span text:style-name="T1"> <text:tab/>Salt Lake City, UT<text:line-break/></text:span><text:span text:style-name="T3">Bachelor of Science in Computer Engineering <text:tab/>Graduated December 2019</text:span></text:p>
      <text:p text:style-name="P6"/>
      <text:p text:style-name="P10">TECHNICAL SKILLS</text:p>
      <text:list xml:id="list2661416664363474724" text:style-name="L1">
        <text:list-item>
          <text:p text:style-name="P14">Python, Flask, NodeJS, Typescript, C, C#, Git, MySQL, Docker, Kibana, Heroku</text:p>
        </text:list-item>
      </text:list>
      <text:p text:style-name="P2"/>
      <text:p text:style-name="P1"><text:span text:style-name="T5">Hobbies</text:span><text:span text:style-name="T4">: Play drums in successful local bands, competitive Super Smash Bros. Player, car enthusia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Balloon_20_Text" style:display-name="Balloon Text" style:family="paragraph" style:parent-style-name="Standard" style:default-outline-level="" style:list-style-name="">
      <style:paragraph-properties fo:margin-top="0in" fo:margin-bottom="0in" fo:line-height="100%"/>
      <style:text-properties style:font-name="Times New Roman" fo:font-size="9pt" style:font-size-asian="9pt" style:font-name-complex="Times New Roman1" style:font-size-complex="9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lt-line-clamp_5f__5f_line" style:display-name="lt-line-clamp__line" style:family="text" style:parent-style-name="Default_20_Paragraph_20_Font"/>
    <style:style style:name="Balloon_20_Text_20_Char" style:display-name="Balloon Text Char" style:family="text" style:parent-style-name="Default_20_Paragraph_20_Font">
      <style:text-properties style:font-name="Times New Roman" fo:font-size="9pt" style:font-size-asian="9pt" style:font-name-complex="Times New Roman1" style:font-size-complex="9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complex="Courier New1"/>
    </style:style>
    <style:style style:name="ListLabel_20_2" style:display-name="ListLabel 2" style:family="text">
      <style:text-properties fo:font-size="9pt" style:font-size-asian="9pt" style:font-size-complex="9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en Sia</meta:initial-creator>
    <dc:creator>Jonathan Pilling</dc:creator>
    <meta:editing-cycles>76</meta:editing-cycles>
    <meta:print-date>2019-12-30T00:53:00</meta:print-date>
    <meta:creation-date>2019-05-25T20:17:00</meta:creation-date>
    <dc:date>2024-06-05T22:12:10.20</dc:date>
    <meta:editing-duration>PT6H36M43S</meta:editing-duration>
    <meta:generator>OpenOffice/4.1.8$Win32 OpenOffice.org_project/418m3$Build-9803</meta:generator>
    <meta:document-statistic meta:table-count="0" meta:image-count="0" meta:object-count="0" meta:page-count="1" meta:paragraph-count="38" meta:word-count="486" meta:character-count="324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